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courier new', monospace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201cb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0e449" officeooo:paragraph-rsid="0010e44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125f6" officeooo:paragraph-rsid="001125f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201cb" officeooo:paragraph-rsid="001201c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27832" officeooo:paragraph-rsid="0012783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50e79" officeooo:paragraph-rsid="00150e79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paragraph-rsid="00127832"/>
    </style:style>
    <style:style style:name="P9" style:family="paragraph" style:parent-style-name="Standard">
      <style:paragraph-properties fo:text-align="justify" style:justify-single-word="false"/>
      <style:text-properties officeooo:rsid="000c0bbb" officeooo:paragraph-rsid="000c0bbb"/>
    </style:style>
    <style:style style:name="P10" style:family="paragraph" style:parent-style-name="Standard">
      <style:paragraph-properties fo:text-align="justify" style:justify-single-word="false"/>
      <style:text-properties officeooo:rsid="000efddb" officeooo:paragraph-rsid="000efddb"/>
    </style:style>
    <style:style style:name="P11" style:family="paragraph" style:parent-style-name="Standard">
      <style:paragraph-properties fo:text-align="justify" style:justify-single-word="false"/>
      <style:text-properties officeooo:rsid="000f0832" officeooo:paragraph-rsid="000f0832"/>
    </style:style>
    <style:style style:name="P12" style:family="paragraph" style:parent-style-name="Standard">
      <style:paragraph-properties style:line-height-at-least="0.635cm" fo:text-align="justify" style:justify-single-word="false"/>
      <style:text-properties fo:color="#f6f6f4" loext:opacity="100%" style:font-name="Droid Sans Mono" fo:font-size="13.5pt" fo:font-weight="normal" fo:background-color="#282a36"/>
    </style:style>
    <style:style style:name="P13" style:family="paragraph" style:parent-style-name="Standard">
      <style:paragraph-properties fo:text-align="justify" style:justify-single-word="false"/>
      <style:text-properties fo:color="#f6f6f4" loext:opacity="100%" style:font-name="Droid Sans Mono" fo:font-size="13.5pt" fo:font-weight="normal" officeooo:rsid="000f0832" officeooo:paragraph-rsid="000f0832" fo:background-color="#282a36"/>
    </style:style>
    <style:style style:name="P14" style:family="paragraph" style:parent-style-name="Standard">
      <style:paragraph-properties fo:text-align="justify" style:justify-single-word="false"/>
      <style:text-properties fo:color="#f6f6f4" loext:opacity="100%" style:font-name="Droid Sans Mono" fo:font-size="13.5pt" fo:font-weight="normal" officeooo:rsid="001125f6" officeooo:paragraph-rsid="001125f6" fo:background-color="#282a36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f6f6f4" loext:opacity="100%" style:font-name="Droid Sans Mono" fo:font-size="13.5pt" fo:font-weight="normal" officeooo:rsid="001201cb" officeooo:paragraph-rsid="001201cb" fo:background-color="#282a36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f6f6f4" loext:opacity="100%" style:font-name="Droid Sans Mono" fo:font-size="13.5pt" fo:font-weight="normal" officeooo:rsid="00127832" officeooo:paragraph-rsid="00127832" fo:background-color="#282a36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f6f6f4" loext:opacity="100%" style:font-name="Droid Sans Mono" fo:font-size="13.5pt" fo:font-weight="normal" officeooo:rsid="00141db8" officeooo:paragraph-rsid="00141db8" fo:background-color="#282a36" style:font-weight-asian="bold" style:font-weight-complex="bold"/>
    </style:style>
    <style:style style:name="P18" style:family="paragraph" style:parent-style-name="Standard">
      <style:paragraph-properties style:line-height-at-least="0.635cm" fo:text-align="justify" style:justify-single-word="false"/>
    </style:style>
    <style:style style:name="P19" style:family="paragraph" style:parent-style-name="Standard">
      <style:paragraph-properties fo:margin-top="0cm" fo:margin-bottom="0.499cm" style:contextual-spacing="false" style:line-height-at-least="0.635cm" fo:text-align="justify" style:justify-single-word="false"/>
    </style:style>
    <style:style style:name="P20" style:family="paragraph" style:parent-style-name="Text_20_body">
      <style:text-properties officeooo:rsid="0017536f" officeooo:paragraph-rsid="0017536f"/>
    </style:style>
    <style:style style:name="P21" style:family="paragraph" style:parent-style-name="Heading_20_2">
      <style:paragraph-properties fo:text-align="justify" style:justify-single-word="false"/>
    </style:style>
    <style:style style:name="P22" style:family="paragraph" style:parent-style-name="Heading_20_2">
      <style:text-properties fo:font-weight="bold" style:font-weight-asian="bold" style:font-weight-complex="bold"/>
    </style:style>
    <style:style style:name="P23" style:family="paragraph" style:parent-style-name="Heading_20_2">
      <style:paragraph-properties fo:text-align="start" style:justify-single-word="false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0e449" officeooo:paragraph-rsid="0010e449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125f6" officeooo:paragraph-rsid="001125f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41db8" officeooo:paragraph-rsid="00141db8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50e79" officeooo:paragraph-rsid="00150e79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127832" officeooo:paragraph-rsid="00127832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f6f6f4" loext:opacity="100%" style:font-name="Droid Sans Mono" fo:font-size="13.5pt" fo:font-weight="normal" officeooo:rsid="00127832" officeooo:paragraph-rsid="00127832" fo:background-color="#282a36" style:font-weight-asian="bold" style:font-weight-complex="bold"/>
    </style:style>
    <style:style style:name="P30" style:family="paragraph" style:parent-style-name="Standard">
      <style:paragraph-properties style:line-height-at-least="0.635cm"/>
      <style:text-properties fo:color="#f6f6f4" loext:opacity="100%" style:font-name="Droid Sans Mono" fo:font-size="13.5pt" fo:font-weight="normal" fo:background-color="#282a36"/>
    </style:style>
    <style:style style:name="P31" style:family="paragraph" style:parent-style-name="Standard">
      <style:text-properties fo:color="#f6f6f4" loext:opacity="100%" style:font-name="Droid Sans Mono" fo:font-size="13.5pt" fo:font-weight="normal" officeooo:rsid="001bdc42" officeooo:paragraph-rsid="001bdc42" fo:background-color="#282a36" style:font-weight-asian="normal" style:font-weight-complex="normal"/>
    </style:style>
    <style:style style:name="P32" style:family="paragraph" style:parent-style-name="Standard">
      <style:text-properties fo:color="#f6f6f4" loext:opacity="100%" style:font-name="Droid Sans Mono" fo:font-size="13.5pt" fo:font-weight="normal" officeooo:rsid="00272150" officeooo:paragraph-rsid="00272150" fo:background-color="#282a36" style:font-weight-asian="normal" style:font-weight-complex="normal"/>
    </style:style>
    <style:style style:name="P33" style:family="paragraph" style:parent-style-name="Text_20_body">
      <style:text-properties officeooo:rsid="0017536f" officeooo:paragraph-rsid="0017536f"/>
    </style:style>
    <style:style style:name="P34" style:family="paragraph" style:parent-style-name="Text_20_body" style:list-style-name="L2">
      <style:text-properties fo:font-weight="bold" officeooo:rsid="0021b04b" officeooo:paragraph-rsid="0021b04b" style:font-weight-asian="bold" style:font-weight-complex="bold"/>
    </style:style>
    <style:style style:name="P35" style:family="paragraph" style:parent-style-name="Text_20_body">
      <style:text-properties fo:font-weight="bold" officeooo:rsid="00247097" officeooo:paragraph-rsid="00247097" style:font-weight-asian="bold" style:font-weight-complex="bold"/>
    </style:style>
    <style:style style:name="P36" style:family="paragraph" style:parent-style-name="Text_20_body" style:list-style-name="L3">
      <style:text-properties fo:font-weight="bold" officeooo:rsid="00247097" officeooo:paragraph-rsid="00247097" style:font-weight-asian="bold" style:font-weight-complex="bold"/>
    </style:style>
    <style:style style:name="P37" style:family="paragraph" style:parent-style-name="Text_20_body">
      <style:text-properties fo:font-weight="normal" officeooo:rsid="001a9d2d" officeooo:paragraph-rsid="001a9d2d" style:font-weight-asian="normal" style:font-weight-complex="normal"/>
    </style:style>
    <style:style style:name="P38" style:family="paragraph" style:parent-style-name="Text_20_body">
      <style:text-properties fo:font-weight="normal" officeooo:rsid="001afed9" officeooo:paragraph-rsid="001afed9" style:font-weight-asian="normal" style:font-weight-complex="normal"/>
    </style:style>
    <style:style style:name="P39" style:family="paragraph" style:parent-style-name="Text_20_body" style:list-style-name="L1">
      <style:text-properties fo:font-weight="normal" officeooo:rsid="001afed9" officeooo:paragraph-rsid="001afed9" style:font-weight-asian="normal" style:font-weight-complex="normal"/>
    </style:style>
    <style:style style:name="P40" style:family="paragraph" style:parent-style-name="Text_20_body">
      <style:text-properties fo:font-weight="normal" officeooo:rsid="001bdc42" officeooo:paragraph-rsid="001bdc42" style:font-weight-asian="normal" style:font-weight-complex="normal"/>
    </style:style>
    <style:style style:name="P41" style:family="paragraph" style:parent-style-name="Text_20_body">
      <style:text-properties fo:font-weight="normal" officeooo:rsid="0022c5a4" officeooo:paragraph-rsid="0022c5a4" style:font-weight-asian="normal" style:font-weight-complex="normal"/>
    </style:style>
    <style:style style:name="P42" style:family="paragraph" style:parent-style-name="Text_20_body">
      <style:text-properties fo:font-weight="normal" officeooo:rsid="00272150" officeooo:paragraph-rsid="00272150" style:font-weight-asian="normal" style:font-weight-complex="normal"/>
    </style:style>
    <style:style style:name="P43" style:family="paragraph" style:parent-style-name="Text_20_body" style:list-style-name="L5">
      <style:text-properties fo:font-weight="normal" officeooo:rsid="00272150" officeooo:paragraph-rsid="0028082a" style:font-weight-asian="normal" style:font-weight-complex="normal"/>
    </style:style>
    <style:style style:name="P44" style:family="paragraph" style:parent-style-name="Text_20_body">
      <style:text-properties officeooo:rsid="001d79ed" officeooo:paragraph-rsid="001d79ed"/>
    </style:style>
    <style:style style:name="P45" style:family="paragraph" style:parent-style-name="Text_20_body">
      <style:text-properties officeooo:rsid="0021b04b" officeooo:paragraph-rsid="0021b04b"/>
    </style:style>
    <style:style style:name="P46" style:family="paragraph" style:parent-style-name="Text_20_body">
      <style:text-properties officeooo:rsid="0028e55d" officeooo:paragraph-rsid="0028e55d"/>
    </style:style>
    <style:style style:name="P47" style:family="paragraph" style:parent-style-name="Text_20_body" style:list-style-name="L6">
      <style:text-properties officeooo:rsid="0028e55d" officeooo:paragraph-rsid="0028e55d"/>
    </style:style>
    <style:style style:name="T1" style:family="text">
      <style:text-properties fo:font-style="italic" officeooo:rsid="00127832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8082a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f6f6f4" loext:opacity="100%" style:font-name="Droid Sans Mono" fo:font-size="13.5pt" fo:font-weight="normal" fo:background-color="#282a36" loext:char-shading-value="0"/>
    </style:style>
    <style:style style:name="T6" style:family="text">
      <style:text-properties fo:color="#f286c4" loext:opacity="100%"/>
    </style:style>
    <style:style style:name="T7" style:family="text">
      <style:text-properties fo:color="#f286c4" loext:opacity="100%" style:font-weight-asian="normal" style:font-weight-complex="normal"/>
    </style:style>
    <style:style style:name="T8" style:family="text">
      <style:text-properties fo:color="#f286c4" loext:opacity="100%" style:font-name="Droid Sans Mono" fo:font-size="13.5pt" fo:font-weight="normal" fo:background-color="#282a36" loext:char-shading-value="0"/>
    </style:style>
    <style:style style:name="T9" style:family="text">
      <style:text-properties fo:color="#f286c4" loext:opacity="100%" fo:font-style="italic" style:font-style-asian="normal" style:font-style-complex="normal"/>
    </style:style>
    <style:style style:name="T10" style:family="text">
      <style:text-properties fo:color="#f286c4" loext:opacity="100%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62e884" loext:opacity="100%" fo:font-style="italic"/>
    </style:style>
    <style:style style:name="T12" style:family="text">
      <style:text-properties fo:color="#62e884" loext:opacity="100%" fo:font-style="italic" style:font-weight-asian="normal" style:font-weight-complex="normal"/>
    </style:style>
    <style:style style:name="T13" style:family="text">
      <style:text-properties fo:color="#62e884" loext:opacity="100%" fo:font-style="italic" style:font-style-asian="normal" style:font-style-complex="normal"/>
    </style:style>
    <style:style style:name="T14" style:family="text">
      <style:text-properties fo:color="#62e884" loext:opacity="100%" fo:font-style="italic" fo:font-weight="bold" style:font-style-asian="normal" style:font-weight-asian="bold" style:font-style-complex="normal" style:font-weight-complex="bold"/>
    </style:style>
    <style:style style:name="T15" style:family="text">
      <style:text-properties fo:color="#dee492" loext:opacity="100%"/>
    </style:style>
    <style:style style:name="T16" style:family="text">
      <style:text-properties fo:color="#dee492" loext:opacity="100%" style:font-weight-asian="normal" style:font-weight-complex="normal"/>
    </style:style>
    <style:style style:name="T17" style:family="text">
      <style:text-properties fo:color="#dee492" loext:opacity="100%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color="#e7ee98" loext:opacity="100%"/>
    </style:style>
    <style:style style:name="T19" style:family="text">
      <style:text-properties fo:color="#e7ee98" loext:opacity="100%" style:font-weight-asian="normal" style:font-weight-complex="normal"/>
    </style:style>
    <style:style style:name="T20" style:family="text">
      <style:text-properties fo:color="#e7ee98" loext:opacity="100%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201cb" style:font-weight-asian="bold" style:font-weight-complex="bold"/>
    </style:style>
    <style:style style:name="T23" style:family="text">
      <style:text-properties officeooo:rsid="000fd295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27832" style:font-weight-asian="normal" style:font-weight-complex="normal"/>
    </style:style>
    <style:style style:name="T26" style:family="text">
      <style:text-properties fo:font-weight="normal" officeooo:rsid="00146cee" style:font-weight-asian="normal" style:font-weight-complex="normal"/>
    </style:style>
    <style:style style:name="T27" style:family="text">
      <style:text-properties fo:font-weight="normal" officeooo:rsid="0022c5a4" style:font-weight-asian="normal" style:font-weight-complex="normal"/>
    </style:style>
    <style:style style:name="T28" style:family="text">
      <style:text-properties fo:font-weight="normal" officeooo:rsid="00236626" style:font-weight-asian="normal" style:font-weight-complex="normal"/>
    </style:style>
    <style:style style:name="T29" style:family="text">
      <style:text-properties fo:font-weight="normal" officeooo:rsid="00261e63" style:font-weight-asian="normal" style:font-weight-complex="normal"/>
    </style:style>
    <style:style style:name="T30" style:family="text">
      <style:text-properties style:font-weight-asian="normal" style:font-weight-complex="normal"/>
    </style:style>
    <style:style style:name="T31" style:family="text"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T32" style:family="text">
      <style:text-properties fo:font-variant="normal" fo:text-transform="none" fo:color="#000000" loext:opacity="100%" fo:letter-spacing="normal"/>
    </style:style>
    <style:style style:name="T33" style:family="text">
      <style:text-properties fo:font-variant="normal" fo:text-transform="none" fo:color="#dc143c" loext:opacity="100%" style:font-name="Consolas" fo:font-size="11.25pt" fo:letter-spacing="normal" fo:font-style="normal" fo:font-weight="normal" loext:padding="0cm" loext:border="none"/>
    </style:style>
    <style:style style:name="T34" style:family="text">
      <style:text-properties fo:font-variant="normal" fo:text-transform="none" style:font-name="Verdana" fo:font-size="11.25pt" fo:letter-spacing="normal" fo:font-style="normal" fo:font-weight="normal" fo:background-color="#ffffff" loext:char-shading-value="0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76613" style:font-style-asian="normal" style:font-style-complex="normal"/>
    </style:style>
    <style:style style:name="T37" style:family="text">
      <style:text-properties fo:font-style="normal" officeooo:rsid="0028082a" style:font-style-asian="normal" style:font-style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27832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76613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officeooo:rsid="00127832" style:font-weight-asian="bold" style:font-weight-complex="bold"/>
    </style:style>
    <style:style style:name="T43" style:family="text">
      <style:text-properties fo:color="#97e1f1" loext:opacity="100%"/>
    </style:style>
    <style:style style:name="T44" style:family="text">
      <style:text-properties officeooo:rsid="0020eda4"/>
    </style:style>
    <style:style style:name="T45" style:family="text">
      <style:text-properties officeooo:rsid="0022c5a4"/>
    </style:style>
    <style:style style:name="T46" style:family="text">
      <style:text-properties officeooo:rsid="00236626"/>
    </style:style>
    <style:style style:name="T47" style:family="text">
      <style:text-properties officeooo:rsid="00261e6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h text:style-name="P21" text:outline-level="2">POSICIONAMENTO <text:s/>E COMPORTAMENTO </text:h>
      <text:p text:style-name="P1"/>
      <text:p text:style-name="P1"/>
      <text:p text:style-name="P1">Display inline ==&gt; permite posicionar outros elementos do seu lado diferente do block ele não</text:p>
      <text:p text:style-name="P1">permite alterar o espaçameto interno e externo dele</text:p>
      <text:p text:style-name="P1"/>
      <text:p text:style-name="P1">Display - block ==&gt; tem o comportamentto de bloquear o conteudo de ocupar o mesmo espaço que</text:p>
      <text:p text:style-name="P1">ele horizontalmente </text:p>
      <text:p text:style-name="P1"/>
      <text:p text:style-name="P1">Display block-inline ==&gt; possui os dois comportamentos bloquei somente a parte do conteudo e é </text:p>
      <text:p text:style-name="P1">possível alterar suas dimenções</text:p>
      <text:p text:style-name="P1"/>
      <text:p text:style-name="P1"/>
      <text:p text:style-name="P1"/>
      <text:p text:style-name="P1"/>
      <text:h text:style-name="P21" text:outline-level="2">POSICIONAMENTO</text:h>
      <text:p text:style-name="P1"/>
      <text:p text:style-name="P1">TEMOS TRÊS TIPOS</text:p>
      <text:p text:style-name="P1"/>
      <text:p text:style-name="P1">POSITION: STATIC ==&gt; Mantém o elemento na sua posição de origem</text:p>
      <text:p text:style-name="P1"/>
      <text:p text:style-name="P1">POSITION: RELATIVE ==&gt; <text:s/>Movimenta o elemento tendo como referencia seu ponto inicial.</text:p>
      <text:p text:style-name="P1"/>
      <text:p text:style-name="P1">POSITION: ABSOLUTE ==&gt; Traz o elemento para outro plano que no caso vai para frente </text:p>
      <text:p text:style-name="P1"><text:s text:c="23"/>da página do navegador</text:p>
      <text:p text:style-name="P1"/>
      <text:h text:style-name="P21" text:outline-level="2">FORMULÁRIO </text:h>
      <text:p text:style-name="P1"/>
      <text:p text:style-name="P9">Segue a baixo os tipos de tags usadas em formulários;</text:p>
      <text:p text:style-name="P9"/>
      <text:p text:style-name="P10">FIELDSET – <text:s/>usada para agrupar elementos do mesmo tipo de um formulário</text:p>
      <text:p text:style-name="P10"/>
      <text:p text:style-name="P11">LABEL – Usada como uma etiqueta para o imput, serve para nomear os campos como no exemplo</text:p>
      <text:p text:style-name="P11"/>
      <text:p text:style-name="P13">&lt;<text:span text:style-name="T6">label</text:span> <text:span text:style-name="T11">for</text:span><text:span text:style-name="T6">=</text:span><text:span text:style-name="T15">"</text:span><text:span text:style-name="T18">nomeesobrenome</text:span><text:span text:style-name="T15">"</text:span>&gt;Nome e sobrenome&lt;/<text:span text:style-name="T6">label</text:span>&gt;</text:p>
      <text:p text:style-name="P13">&lt;<text:span text:style-name="T6">input</text:span> <text:span text:style-name="T11">type</text:span><text:span text:style-name="T6">=</text:span><text:span text:style-name="T15">"</text:span><text:span text:style-name="T18">text</text:span><text:span text:style-name="T15">"</text:span> <text:span text:style-name="T11">id</text:span><text:span text:style-name="T6">=</text:span><text:span text:style-name="T15">"</text:span><text:span text:style-name="T18">nomeesobrenome</text:span><text:span text:style-name="T15">"</text:span> <text:span text:style-name="T11">class</text:span><text:span text:style-name="T6">=</text:span><text:span text:style-name="T15">"</text:span><text:span text:style-name="T18">input-padrão</text:span><text:span text:style-name="T15">"</text:span> <text:span text:style-name="T11">required</text:span> &gt;</text:p>
      <text:p text:style-name="P13"/>
      <text:p text:style-name="P11"/>
      <text:p text:style-name="P11"><text:span text:style-name="T21">FOR</text:span>= É aonde é colocado o nome do input a qual ela pertence;</text:p>
      <text:p text:style-name="P11"/>
      <text:p text:style-name="P11"><text:span text:style-name="T21">REQUIRED</text:span> – Especifica que um campo deve ser obrigatóriamente preenchido;</text:p>
      <text:p text:style-name="P11"/>
      <text:p text:style-name="P11"><text:soft-page-break/><text:span text:style-name="T21">TYPE</text:span> – É aonde é especificado o tipo de input <text:span text:style-name="T23">ele pode ser de vários tipos e seus tipos podem fornecer usabilidade como os tipos e-mail, tel, são inputs que tem um comportamento apropriado para esse tipo de dado.</text:span></text:p>
      <text:p text:style-name="P11"/>
      <text:p text:style-name="P13">&lt;<text:span text:style-name="T6">label</text:span> <text:span text:style-name="T11">for</text:span><text:span text:style-name="T6">=</text:span><text:span text:style-name="T15">"</text:span><text:span text:style-name="T18">Email</text:span><text:span text:style-name="T15">"</text:span>&gt;Email&lt;/<text:span text:style-name="T6">label</text:span>&gt;</text:p>
      <text:p text:style-name="P12">&lt;<text:span text:style-name="T6">input</text:span> <text:span text:style-name="T11">type</text:span><text:span text:style-name="T6">=</text:span><text:span text:style-name="T15">"</text:span><text:span text:style-name="T18">email</text:span><text:span text:style-name="T15">"</text:span> <text:span text:style-name="T11">id</text:span><text:span text:style-name="T6">=</text:span><text:span text:style-name="T15">"</text:span><text:span text:style-name="T18">Email</text:span><text:span text:style-name="T15">"</text:span> <text:span text:style-name="T11">class</text:span><text:span text:style-name="T6">=</text:span><text:span text:style-name="T15">"</text:span><text:span text:style-name="T18">input-padrão</text:span><text:span text:style-name="T15">"</text:span> <text:span text:style-name="T11">required</text:span> <text:span text:style-name="T11">placeholder</text:span><text:span text:style-name="T6">=</text:span><text:span text:style-name="T15">"</text:span><text:span text:style-name="T18">seuemail@dominio.com</text:span><text:span text:style-name="T15">"</text:span>&gt;</text:p>
      <text:p text:style-name="P12"/>
      <text:p text:style-name="P3">PLACEHOLDER – <text:s/><text:span text:style-name="T24">É o nome que fica como sugestão em um input</text:span></text:p>
      <text:p text:style-name="P24"/>
      <text:p text:style-name="P4">TEXTAREA – <text:span text:style-name="T24">Serve para se criar uma caixa de texto segue o exemplo;</text:span></text:p>
      <text:p text:style-name="P25"/>
      <text:p text:style-name="P14"><text:span text:style-name="T30">&lt;</text:span><text:span text:style-name="T7">label</text:span><text:span text:style-name="T30"> </text:span><text:span text:style-name="T12">for</text:span><text:span text:style-name="T7">=</text:span><text:span text:style-name="T16">"</text:span><text:span text:style-name="T19">mensagem</text:span><text:span text:style-name="T16">"</text:span><text:span text:style-name="T30">&gt;Mensagem&lt;/</text:span><text:span text:style-name="T7">label</text:span><text:span text:style-name="T30">&gt;</text:span></text:p>
      <text:p text:style-name="P12">&lt;<text:span text:style-name="T6">textarea</text:span> <text:span text:style-name="T11">name</text:span><text:span text:style-name="T6">=</text:span><text:span text:style-name="T15">""</text:span> <text:span text:style-name="T11">id</text:span><text:span text:style-name="T6">=</text:span><text:span text:style-name="T15">"</text:span><text:span text:style-name="T18">mensagem</text:span><text:span text:style-name="T15">"</text:span> <text:span text:style-name="T11">cols</text:span><text:span text:style-name="T6">=</text:span><text:span text:style-name="T15">"</text:span><text:span text:style-name="T18">30</text:span><text:span text:style-name="T15">"</text:span> <text:span text:style-name="T11">rows</text:span><text:span text:style-name="T6">=</text:span><text:span text:style-name="T15">"</text:span><text:span text:style-name="T18">10</text:span><text:span text:style-name="T15">"</text:span> <text:span text:style-name="T11">class</text:span><text:span text:style-name="T6">=</text:span><text:span text:style-name="T15">"</text:span><text:span text:style-name="T18">input-padrão</text:span><text:span text:style-name="T15">"</text:span>&gt;&lt;/<text:span text:style-name="T6">textarea</text:span>&gt;</text:p>
      <text:p text:style-name="P25"/>
      <text:p text:style-name="P4">COL – <text:s/><text:span text:style-name="T24">Vem da largura da caixa de texto que se é dado pelo número de colunas.</text:span></text:p>
      <text:p text:style-name="P4">ROWS – <text:span text:style-name="T24">É a altura da caixa de texto que se é dado pelo número de linhas.</text:span></text:p>
      <text:p text:style-name="P25"/>
      <text:p text:style-name="P25"/>
      <text:p text:style-name="P2"><text:span text:style-name="T22">LEGENDS – <text:s/></text:span><text:span text:style-name="T31">A </text:span><text:span text:style-name="Source_20_Text"><text:span text:style-name="T33">&lt;legend&gt;</text:span></text:span><text:span text:style-name="T31">tag define uma legenda para o elemento </text:span><text:a xlink:type="simple" xlink:href="https://www.w3schools.com/tags/tag_fieldset.asp" text:style-name="Internet_20_link" text:visited-style-name="Visited_20_Internet_20_Link"><text:span text:style-name="T34">&lt;fieldset&gt;</text:span></text:a><text:span text:style-name="T32"> </text:span><text:span text:style-name="T31">.</text:span></text:p>
      <text:p text:style-name="P5"/>
      <text:p text:style-name="P15">&lt;<text:span text:style-name="T6">legend</text:span>&gt;Como prefere o nosso contato?&lt;/<text:span text:style-name="T6">legend</text:span>&gt;</text:p>
      <text:p text:style-name="P15"/>
      <text:p text:style-name="P15"/>
      <text:p text:style-name="P1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<text:span text:style-name="T42"><text:tab/>INPUT TYPE RADIUS – <text:s/></text:span><text:span text:style-name="T25"><text:s/>Para que ele permanessa com um campo preenchido automaticamente é necessário colocar o atributo </text:span><text:span text:style-name="T1">checked</text:span><text:span text:style-name="T39">, <text:s/>e para ele se comportar com apenas uma opção selecionada é preciso colocalos no mesmo grupo preencendo o campo </text:span><text:span text:style-name="T1">name – </text:span><text:span text:style-name="T39">que no exemplo é contato.</text:span></text:p>
      <text:p text:style-name="P16"/>
      <text:p text:style-name="P16"/>
      <text:p text:style-name="P8"><text:span text:style-name="T5">&lt;</text:span><text:span text:style-name="T8">fieldset</text:span><text:span text:style-name="T5">&gt;</text:span></text:p>
      <text:p text:style-name="P12">&lt;<text:span text:style-name="T6">legend</text:span>&gt;Como prefere o nosso contato?&lt;/<text:span text:style-name="T6">legend</text:span>&gt;</text:p>
      <text:p text:style-name="P18"/>
      <text:p text:style-name="P12">&lt;<text:span text:style-name="T6">label</text:span> <text:span text:style-name="T11">for</text:span><text:span text:style-name="T6">=</text:span><text:span text:style-name="T15">"</text:span><text:span text:style-name="T18">radio-email</text:span><text:span text:style-name="T15">"</text:span>&gt;&lt;<text:span text:style-name="T6">input</text:span> <text:span text:style-name="T11">type</text:span><text:span text:style-name="T6">=</text:span><text:span text:style-name="T15">"</text:span><text:span text:style-name="T18">radio</text:span><text:span text:style-name="T15">"</text:span> <text:span text:style-name="T11">name</text:span><text:span text:style-name="T6">=</text:span><text:span text:style-name="T15">"</text:span><text:span text:style-name="T18">contato</text:span><text:span text:style-name="T15">"</text:span> <text:span text:style-name="T11">value</text:span><text:span text:style-name="T6">=</text:span><text:span text:style-name="T15">"</text:span><text:span text:style-name="T18">Email</text:span><text:span text:style-name="T15">"</text:span> <text:span text:style-name="T11">id</text:span><text:span text:style-name="T6">=</text:span><text:span text:style-name="T15">"</text:span><text:span text:style-name="T18">radio-email</text:span><text:span text:style-name="T15">"</text:span>&gt;Enviar</text:p>
      <text:p text:style-name="P12">email.&lt;/<text:span text:style-name="T6">label</text:span>&gt;</text:p>
      <text:p text:style-name="P19"/>
      <text:p text:style-name="P12">&lt;<text:span text:style-name="T6">label</text:span> <text:span text:style-name="T11">for</text:span><text:span text:style-name="T6">=</text:span><text:span text:style-name="T15">"</text:span><text:span text:style-name="T18">radio-telefone</text:span><text:span text:style-name="T15">"</text:span>&gt; &lt;<text:span text:style-name="T6">input</text:span> <text:span text:style-name="T11">type</text:span><text:span text:style-name="T6">=</text:span><text:span text:style-name="T15">"</text:span><text:span text:style-name="T18">radio</text:span><text:span text:style-name="T15">"</text:span> <text:span text:style-name="T11">name</text:span><text:span text:style-name="T6">=</text:span><text:span text:style-name="T15">"</text:span><text:span text:style-name="T18">contato</text:span><text:span text:style-name="T15">"</text:span> <text:span text:style-name="T11">value</text:span><text:span text:style-name="T6">=</text:span><text:span text:style-name="T15">"</text:span><text:span text:style-name="T18">telefone</text:span><text:span text:style-name="T15">"</text:span></text:p>
      <text:p text:style-name="P12"><text:span text:style-name="T11">id</text:span><text:span text:style-name="T6">=</text:span><text:span text:style-name="T15">"</text:span><text:span text:style-name="T18">radio-telefone</text:span><text:span text:style-name="T15">"</text:span>&gt;Telefone&lt;/<text:span text:style-name="T6">label</text:span>&gt;</text:p>
      <text:p text:style-name="P19"/>
      <text:p text:style-name="P12">&lt;<text:span text:style-name="T6">label</text:span> <text:span text:style-name="T11">for</text:span><text:span text:style-name="T6">=</text:span><text:span text:style-name="T15">"</text:span><text:span text:style-name="T18">radio-whatsapp</text:span><text:span text:style-name="T15">"</text:span>&gt; &lt;<text:span text:style-name="T6">input</text:span> <text:span text:style-name="T11">type</text:span><text:span text:style-name="T6">=</text:span><text:span text:style-name="T15">"</text:span><text:span text:style-name="T18">radio</text:span><text:span text:style-name="T15">"</text:span> <text:span text:style-name="T11">name</text:span><text:span text:style-name="T6">=</text:span><text:span text:style-name="T15">"</text:span><text:span text:style-name="T18">contato</text:span><text:span text:style-name="T15">"</text:span> <text:span text:style-name="T11">value</text:span><text:span text:style-name="T6">=</text:span><text:span text:style-name="T15">"</text:span><text:span text:style-name="T18">whatsapp</text:span><text:span text:style-name="T15">"</text:span></text:p>
      <text:p text:style-name="P12"><text:span text:style-name="T11">id</text:span><text:span text:style-name="T6">=</text:span><text:span text:style-name="T15">"</text:span><text:span text:style-name="T18">radio-whatsapp</text:span><text:span text:style-name="T15">"</text:span> <text:span text:style-name="T11">checked</text:span>&gt;Whatsapp&lt;/<text:span text:style-name="T6">label</text:span>&gt;</text:p>
      <text:p text:style-name="P6"/>
      <text:p text:style-name="Standard"><text:span text:style-name="T21">SELECT</text:span> – <text:span text:style-name="T24"><text:s/>Cria uma lista de selecionáveis com opções, </text:span><text:span text:style-name="T26">serve também como elementos de um formulário</text:span></text:p>
      <text:p text:style-name="P26"/>
      <text:p text:style-name="P17"><text:span text:style-name="T30">&lt;</text:span><text:span text:style-name="T7">select</text:span><text:span text:style-name="T30"> </text:span><text:span text:style-name="T12">name</text:span><text:span text:style-name="T7">=</text:span><text:span text:style-name="T16">""</text:span><text:span text:style-name="T30"> </text:span><text:span text:style-name="T12">id</text:span><text:span text:style-name="T7">=</text:span><text:span text:style-name="T16">""</text:span><text:span text:style-name="T30">&gt;</text:span></text:p>
      <text:p text:style-name="P18"/>
      <text:p text:style-name="P12">&lt;<text:span text:style-name="T6">option</text:span>&gt;Manhã&lt;/<text:span text:style-name="T6">option</text:span>&gt;</text:p>
      <text:p text:style-name="P12">&lt;<text:span text:style-name="T6">option</text:span>&gt;Tarde&lt;/<text:span text:style-name="T6">option</text:span>&gt;</text:p>
      <text:p text:style-name="P12">&lt;<text:span text:style-name="T6">option</text:span>&gt;Noite&lt;/<text:span text:style-name="T6">option</text:span>&gt;</text:p>
      <text:p text:style-name="P18"/>
      <text:p text:style-name="P12">&lt;/<text:span text:style-name="T6">select</text:span>&gt;</text:p>
      <text:p text:style-name="P26"/>
      <text:p text:style-name="P7">INPUT TYPE SUBMIT – <text:span text:style-name="T24"><text:s/>É a tag que serve para enviar os dados de um formulário,submit é o atributo de um input. 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h text:style-name="Heading_20_2" text:outline-level="2">MEDIDAS E PROPORCIONALIDADE</text:h>
      <text:p text:style-name="Text_20_body"/>
      <text:p text:style-name="P20">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</text:p>
      <text:p text:style-name="P20"/>
      <text:h text:style-name="Heading_20_2" text:outline-level="2">NOVO TIPO DE POSICIONAMENTO</text:h>
      <text:p text:style-name="Text_20_body"/>
      <text:p text:style-name="P20">Para que se possa colocar uma imagem do lado de um texto temos a opção de usar um tipo de posicionamento especifico e seu nome é <text:span text:style-name="T4">FLOAT</text:span><text:span text:style-name="T38">, esse tipo de posicionamento levanta um elemento </text:span><text:span text:style-name="T40">e deixa o seu local reservado como se deixasse uma sombra , dando a possibilidade do elemento de baixo subir e ficar do lado do elemento que foi levantado.</text:span></text:p>
      <text:p text:style-name="P20"><text:span text:style-name="T40"/></text:p>
      <text:h text:style-name="P22" text:outline-level="2"><text:span text:style-name="T36">P</text:span><text:span text:style-name="T35">seudo elementos no css</text:span></text:h>
      <text:p text:style-name="Text_20_body"><text:span text:style-name="T41"/></text:p>
      <text:p text:style-name="P37"><text:span text:style-name="T35">Na prática são elementos que criamos via css que não existem no mundo html, um exemplo disso é que o conteúdo criado não é possível ser selecionado com o mouse.</text:span></text:p>
      <text:p text:style-name="P38"><text:span text:style-name="T35">Eles são de vários tipos como:</text:span></text:p>
      <text:list xml:id="list2502954596" text:style-name="L1">
        <text:list-item>
          <text:p text:style-name="P39"><text:span text:style-name="T35">first-letters</text:span></text:p>
        </text:list-item>
        <text:list-item>
          <text:p text:style-name="P39"><text:span text:style-name="T35">first-line →modifica elementos da primeira linha </text:span></text:p>
        </text:list-item>
        <text:list-item>
          <text:p text:style-name="P39"><text:span text:style-name="T35">before → são para criar elementos antes do conteúdo</text:span></text:p>
        </text:list-item>
        <text:list-item>
          <text:p text:style-name="P39"><text:span text:style-name="T35">after <text:s/>→ são para criar elementos depois do conteúdo</text:span></text:p>
        </text:list-item>
      </text:list>
      <text:p text:style-name="P40"><text:span text:style-name="T35">exemplo:</text:span></text:p>
      <text:p text:style-name="P31"><text:span text:style-name="T13">.principal</text:span><text:span text:style-name="T9">:</text:span><text:span text:style-name="T13">before</text:span><text:span text:style-name="T35">{</text:span></text:p>
      <text:p text:style-name="P30"><text:span text:style-name="T43">content</text:span><text:span text:style-name="T6">:</text:span> <text:span text:style-name="T15">"</text:span><text:span text:style-name="T18">👾</text:span><text:span text:style-name="T15">"</text:span>;</text:p>
      <text:p text:style-name="P30">}</text:p>
      <text:p text:style-name="P40"><text:span text:style-name="T35">todo conteúdo criado precisa estar entre aspas para existir no html.</text:span></text:p>
      <text:p text:style-name="P41"><text:soft-page-break/><text:span text:style-name="T35"/></text:p>
      <text:h text:style-name="Heading_20_2" text:outline-level="2">SELETORES AVANÇADOS NO CSS</text:h>
      <text:p text:style-name="Text_20_body"/>
      <text:p text:style-name="P44">Antes para selecionar um elemento específico no HTML era preciso ser criado uma classe ou uma id. Usando o css avançado é possível selecionar elementos no mundo html diretamente via CSS <text:span text:style-name="T44">atingindo os filhos diretos do da TAG do elemento.</text:span></text:p>
      <text:p text:style-name="P45">São eles:</text:p>
      <text:list xml:id="list2378162305" text:style-name="L2">
        <text:list-item>
          <text:p text:style-name="P34">.<text:span text:style-name="T45">main &gt; p{ } </text:span><text:span text:style-name="T27">o sinal de &gt; indica que vai selecionar apenas o filho ditreto da TAG</text:span></text:p>
        </text:list-item>
        <text:list-item>
          <text:p text:style-name="P34">.<text:span text:style-name="T45">img + p{ } </text:span><text:span text:style-name="T27">o sinal de + server para selecionar os elementos irmãos de uma TAG</text:span></text:p>
        </text:list-item>
        <text:list-item>
          <text:p text:style-name="P34">.<text:span text:style-name="T46">img ~ p { } </text:span><text:span text:style-name="T28">o sinal ~ seleciona todos os parágrafos do elemento pai</text:span></text:p>
        </text:list-item>
      </text:list>
      <text:p text:style-name="P35"><text:span text:style-name="T28">P</text:span><text:span text:style-name="T24">ara se ultilizar de uma exclusão de um elemento no sentido de não pegar a formatação dada nós usamos o seguinte comando :</text:span></text:p>
      <text:list xml:id="list2978137490" text:style-name="L3">
        <text:list-item>
          <text:p text:style-name="P36">.<text:span text:style-name="T47">principal p: not(#missao) → </text:span><text:span text:style-name="T29">essa sentença diz para não selecionar o P que pertence a missão</text:span></text:p>
        </text:list-item>
      </text:list>
      <text:p text:style-name="P35"><text:span text:style-name="T29"/></text:p>
      <text:p text:style-name="P35"><text:span text:style-name="T29"/></text:p>
      <text:h text:style-name="P23" text:outline-level="2"><text:span text:style-name="T47">A</text:span>DAPTAÇÕES DE TELAS E CONTEÚDO</text:h>
      <text:p text:style-name="P40"><text:span text:style-name="T35"/></text:p>
      <text:p text:style-name="P42"><text:span text:style-name="T35">Para que se tenha um conteúdo adaptativo para qualque tipo de dispositivo de exibição é preciso ser configurado a </text:span><text:span text:style-name="T41">META VIEWPORT .</text:span></text:p>
      <text:p text:style-name="P32"><text:span text:style-name="T41">&lt;</text:span><text:span text:style-name="T10">meta</text:span><text:span text:style-name="T41"> </text:span><text:span text:style-name="T14">name</text:span><text:span text:style-name="T10">=</text:span><text:span text:style-name="T17">"</text:span><text:span text:style-name="T20">viewport</text:span><text:span text:style-name="T17">"</text:span><text:span text:style-name="T41"> </text:span><text:span text:style-name="T14">content</text:span><text:span text:style-name="T10">=</text:span><text:span text:style-name="T17">"</text:span><text:span text:style-name="T20">width=width-device</text:span><text:span text:style-name="T17">"</text:span><text:span text:style-name="T41">&gt; </text:span></text:p>
      <text:p text:style-name="P42"><text:span text:style-name="T41"><text:s/></text:span></text:p>
      <text:list xml:id="list3251673906" text:style-name="L5">
        <text:list-item>
          <text:p text:style-name="P43"><text:span text:style-name="T37">N</text:span><text:span text:style-name="T35">a parte </text:span><text:span text:style-name="T2">content </text:span><text:span text:style-name="T35">é definido </text:span><text:span text:style-name="T37">é definido a largura <text:s/>que neste caso é a própria largura do dispositivo</text:span><text:span text:style-name="T3"> wdth-device</text:span></text:p>
        </text:list-item>
        <text:list-item>
          <text:p text:style-name="P43"><text:span text:style-name="T37">Na atributo</text:span><text:span text:style-name="T3"> name</text:span><text:span text:style-name="T37"> → é configurado a adaptação do dispositivo</text:span><text:span text:style-name="T3"> </text:span></text:p>
        </text:list-item>
      </text:list>
      <text:p text:style-name="Text_20_body"><text:span text:style-name="T41"/></text:p>
      <text:h text:style-name="Heading_20_2" text:outline-level="2">CONFIGURANDO O CSS PARA ADAPTAÇÃO DE CONTEÚDO</text:h>
      <text:p text:style-name="Text_20_body"/>
      <text:p text:style-name="P46">Para <text:s/>a adaptação do css devemos entregar um tamanho de conteúdo até 480 px um <text:s/>estilo diferente a gente faz isso atravez das mídias querrys com ele eu vou perguntar para o navegador qual o tamanho da tela que ele está sendo ultilizado.</text:p>
      <text:p text:style-name="P46"><text:span text:style-name="T21">Exemplo</text:span>:</text:p>
      <text:list xml:id="list3877024873" text:style-name="L6">
        <text:list-item>
          <text:p text:style-name="P4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courier new', monospace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2T17:03:03.525898130</meta:creation-date>
    <dc:date>2022-02-19T10:46:32.075126207</dc:date>
    <meta:editing-duration>PT3H41M55S</meta:editing-duration>
    <meta:editing-cycles>25</meta:editing-cycles>
    <meta:generator>LibreOffice/7.2.5.2$Linux_X86_64 LibreOffice_project/499f9727c189e6ef3471021d6132d4c694f357e5</meta:generator>
    <meta:document-statistic meta:table-count="0" meta:image-count="0" meta:object-count="0" meta:page-count="5" meta:paragraph-count="82" meta:word-count="827" meta:character-count="6109" meta:non-whitespace-character-count="5311"/>
  </office:meta>
</office:document-meta>
</file>